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ckwell" svg:font-family="Rockwell" style:font-family-generic="roman" style:font-pitch="variable"/>
  </office:font-face-decls>
  <office:automatic-styles>
    <style:style style:name="P1" style:family="paragraph" style:parent-style-name="Title">
      <style:text-properties style:text-underline-style="solid" style:text-underline-width="auto" style:text-underline-color="font-color"/>
    </style:style>
    <style:style style:name="P2" style:family="paragraph" style:parent-style-name="Heading_20_1">
      <style:text-properties style:text-underline-style="solid" style:text-underline-width="auto" style:text-underline-color="font-color"/>
    </style:style>
    <style:style style:name="P3" style:family="paragraph" style:parent-style-name="Heading_20_2">
      <style:text-properties style:text-underline-style="solid" style:text-underline-width="auto" style:text-underline-color="font-color"/>
    </style:style>
    <style:style style:name="P4" style:family="paragraph" style:parent-style-name="Standard">
      <style:paragraph-properties fo:text-align="start" style:justify-single-word="false"/>
      <style:text-properties style:font-name="Arial" officeooo:rsid="000e95f2" officeooo:paragraph-rsid="000e95f2"/>
    </style:style>
    <style:style style:name="P5" style:family="paragraph" style:parent-style-name="Standard">
      <style:paragraph-properties fo:text-align="start" style:justify-single-word="false"/>
      <style:text-properties style:font-name="Bahnschrift SemiBold" officeooo:rsid="000e95f2" officeooo:paragraph-rsid="000e95f2"/>
    </style:style>
    <style:style style:name="P6" style:family="paragraph" style:parent-style-name="Text_20_body">
      <style:text-properties officeooo:rsid="000e95f2" officeooo:paragraph-rsid="000e95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François Flandin</text:h>
      <text:p text:style-name="Standard"/>
      <text:p text:style-name="P1">Projet Concepts d’Intelligence Artificielle</text:p>
      <text:p text:style-name="P5"/>
      <text:p text:style-name="P4"/>
      <text:h text:style-name="P2" text:outline-level="1">1. Les fichiers xml</text:h>
      <text:p text:style-name="P4"/>
      <text:h text:style-name="Heading_20_3" text:outline-level="3">a. Loup Chèvre Salade</text:h>
      <text:p text:style-name="P4">Ce problème est solvable en minimum 7 étapes, et de mon côté j’ai au total 20 transitions possibles.</text:p>
      <text:p text:style-name="P4"/>
      <text:h text:style-name="Heading_20_3" text:outline-level="3">b. Seaux (Die Hard)</text:h>
      <text:p text:style-name="P4">Le nombre minimal d’étapes pour résoudre ce problème est 8, et dans mon fichier xml j’ai un total de 55 transitions possibles pour ce problème.</text:p>
      <text:p text:style-name="P4"/>
      <text:h text:style-name="Heading_20_3" text:outline-level="3">c. Cruches</text:h>
      <text:p text:style-name="P4">Le nombre minimal d’étapes pour résoudre ce problème est 7, et dans mon fichier xml il y a un total de 91 transitions.</text:p>
      <text:p text:style-name="P4"/>
      <text:h text:style-name="Heading_20_3" text:outline-level="3">d. Indiens</text:h>
      <text:p text:style-name="P4">Ce problème est un peu plus compliqué que les autres, et c’est le seul problème où je ne suis pas sûr de mon résultat, mais le nombre d’étapes minimal pour le résoudre devrait être 14, pour 45 transitions.</text:p>
      <text:p text:style-name="P4"/>
      <text:p text:style-name="P4"/>
      <text:h text:style-name="P3" text:outline-level="2">2. Programme de conversion xml/dot</text:h>
      <text:p text:style-name="Text_20_body"/>
      <text:p text:style-name="P6">Le programme est enregistré dans le fichier python conversion.py, qui se charge de prendre un fichier xml ou dot en paramètre et se charge de convertir les transitions du graphe dans l’autre type de fichier, il n’y a pas besoin de spécifier quoique ce soit, il faut juste mettre le fichier et le programme détecte automatiquement dans quel sens la conversion doit s’effectuer.</text:p>
      <text:p text:style-name="P6">Vous pourrez en savoir plus en exécutant la commande «python3 conversion.py -h» (ou –help).</text:p>
      <text:p text:style-name="P6"/>
      <text:p text:style-name="P6"/>
      <text:p text:style-name="P6"/>
      <text:h text:style-name="P2" text:outline-level="1"><text:soft-page-break/>3. Programme d’affichage de solutions</text:h>
      <text:p text:style-name="Text_20_body"/>
      <text:p text:style-name="P6">Le programme est enregistré dans le fichier python solutions.py, qui prend un fichier xml et trouve toutes les solutions possibles en un nombre d’étapes donné (par défaut 10), puis converti le fichier xml vers un fichier dot grâce au programme précédent, créé autant de fichiers dot que de solutions puis met en rouge le chemin de la solution pour chaque solution trouvée par le solver, le programme enregistre tous les fichiers dot dans un dossier nommé «nom_du_probleme_solutions».</text:p>
      <text:p text:style-name="P6">Vous pourrez en savoir plus sur son exécution en exécutant la commande «python3 solution.py -h».</text:p>
      <text:p text:style-name="P6"/>
      <text:h text:style-name="P2" text:outline-level="1">4. Interface</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ckwell" svg:font-family="Rockwel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0T13:04:36.661000000</meta:creation-date>
    <dc:date>2023-05-20T13:28:42.163000000</dc:date>
    <meta:editing-duration>PT24M6S</meta:editing-duration>
    <meta:editing-cycles>1</meta:editing-cycles>
    <meta:generator>LibreOffice/7.4.3.2$Windows_X86_64 LibreOffice_project/1048a8393ae2eeec98dff31b5c133c5f1d08b890</meta:generator>
    <meta:document-statistic meta:table-count="0" meta:image-count="0" meta:object-count="0" meta:page-count="2" meta:paragraph-count="18" meta:word-count="307" meta:character-count="1833" meta:non-whitespace-character-count="1544"/>
  </office:meta>
</office:document-meta>
</file>